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7cde" officeooo:paragraph-rsid="00077c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ikkoraportti 5</text:p>
      <text:p text:style-name="P1"/>
      <text:p text:style-name="P1">Dokumentaation ja testien päivittämistä. Note to self: TDD on jännä</text:p>
      <text:p text:style-name="P1">Päästiin tositoimiin! </text:p>
      <text:p text:style-name="P1">Sain tehtyä ahneen hakualgoritmin, Greedy Best Find, josta saa helposti extendattua A*-algoritmin. Greedy Best Find laskee reittinsä solmujen avulla. Solmut ovat prioriteetti-jonossa, ja ne on priorisoitu niiden etäisyydellä kohde-ruutuun. A* tehtyäni muokkaan viellä sankarille sopivan algoritmin, jossa solmujen prioriteettiin vaikuttaa myös hirviön etäisyys.</text:p>
      <text:p text:style-name="P1">Saatan muuttaa ohjelmamääritelmää niin että sankari etsi vain palkinnon. Jos aikaa jää, niin koodaan uloskäynniksi toisen “palkinnon”, joka on avoinna vasta kun ensimmäinen palkinto on haett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3:30:09.222798843</meta:creation-date>
    <dc:date>2015-02-19T13:40:14.842189283</dc:date>
    <meta:editing-duration>P0D</meta:editing-duration>
    <meta:editing-cycles>1</meta:editing-cycles>
    <meta:document-statistic meta:table-count="0" meta:image-count="0" meta:object-count="0" meta:page-count="1" meta:paragraph-count="5" meta:word-count="83" meta:character-count="658" meta:non-whitespace-character-count="579"/>
    <meta:generator>LibreOffice/4.2.7.2$Linux_X86_64 LibreOffice_project/420m0$Build-2</meta:generator>
  </office:meta>
</office:document-meta>
</file>